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000000" draw:fill="none" draw:textarea-vertical-align="middle"/>
    </style:style>
    <style:style style:name="gr2" style:family="graphic" style:parent-style-name="objectwithoutfill">
      <style:graphic-properties svg:stroke-color="#000000" draw:fill="solid"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 style:family="graphic" style:parent-style-name="standard">
      <style:graphic-properties draw:stroke="none" svg:stroke-color="#000000" draw:fill="none" fo:min-height="0.713cm"/>
      <style:paragraph-properties style:writing-mode="lr-tb"/>
    </style:style>
    <style:style style:name="gr5" style:family="graphic" style:parent-style-name="objectwithoutfill">
      <style:graphic-properties svg:stroke-color="#000000" draw:marker-end="Arrow" draw:marker-end-width="0.3cm" draw:fill="solid"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528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9" style:family="graphic" style:parent-style-name="standard">
      <style:graphic-properties draw:stroke="none" svg:stroke-color="#000000" draw:fill="none" fo:min-height="0.3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83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2" style:family="graphic" style:parent-style-name="standard">
      <style:graphic-properties svg:stroke-color="#000000" draw:fill-color="#000000"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4" style:family="graphic" style:parent-style-name="standard">
      <style:graphic-properties svg:stroke-color="#000000" draw:fill="solid" draw:fill-color="#00a933" draw:textarea-horizontal-align="justify" draw:textarea-vertical-align="middle" draw:auto-grow-height="false" fo:min-height="0cm" fo:min-width="0cm"/>
    </style:style>
    <style:style style:name="gr15" style:family="graphic" style:parent-style-name="objectwithoutfill">
      <style:graphic-properties svg:stroke-color="#00a933" draw:fill="none" draw:textarea-vertical-align="middle"/>
    </style:style>
    <style:style style:name="gr16" style:family="graphic" style:parent-style-name="objectwithoutfill">
      <style:graphic-properties svg:stroke-color="#00a933" draw:marker-end="Arrow" draw:marker-end-width="0.3cm" draw:fill="solid" draw:textarea-vertical-align="middle"/>
    </style:style>
    <style:style style:name="gr17" style:family="graphic" style:parent-style-name="standard">
      <style:graphic-properties svg:stroke-color="#00a933" draw:fill-color="#00a933"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style:text-properties fo:font-size="18pt"/>
    </style:style>
    <style:style style:name="P4" style:family="paragraph">
      <loext:graphic-properties draw:fill="none" draw:fill-color="#ffffff"/>
      <style:text-properties fo:font-size="18pt"/>
    </style:style>
    <style:style style:name="P5" style:family="paragraph">
      <loext:graphic-properties draw:fill="none"/>
      <style:text-properties fo:font-size="18pt"/>
    </style:style>
    <style:style style:name="P6" style:family="paragraph">
      <loext:graphic-properties draw:fill-color="#ffffff"/>
    </style:style>
    <style:style style:name="P7" style:family="paragraph">
      <style:text-properties fo:font-size="13pt" style:font-size-asian="13pt" style:font-size-complex="13pt"/>
    </style:style>
    <style:style style:name="P8" style:family="paragraph">
      <loext:graphic-properties draw:fill="none" draw:fill-color="#ffffff"/>
      <style:text-properties fo:font-size="13pt" style:font-size-asian="13pt" style:font-size-complex="13pt"/>
    </style:style>
    <style:style style:name="P9" style:family="paragraph">
      <loext:graphic-properties draw:fill="none"/>
      <style:text-properties fo:font-size="13pt" style:font-size-asian="13pt" style:font-size-complex="13pt"/>
    </style:style>
    <style:style style:name="P10" style:family="paragraph">
      <loext:graphic-properties draw:fill="none" draw:fill-color="#ffffff"/>
    </style:style>
    <style:style style:name="P11" style:family="paragraph">
      <loext:graphic-properties draw:fill-color="#000000"/>
      <style:paragraph-properties fo:text-align="center"/>
    </style:style>
    <style:style style:name="P12" style:family="paragraph">
      <loext:graphic-properties draw:fill="solid" draw:fill-color="#00a933"/>
      <style:paragraph-properties fo:text-align="center"/>
    </style:style>
    <style:style style:name="P13" style:family="paragraph">
      <style:text-properties fo:color="#00a933" fo:font-size="18pt"/>
    </style:style>
    <style:style style:name="P14" style:family="paragraph">
      <loext:graphic-properties draw:fill="none" draw:fill-color="#ffffff"/>
      <style:text-properties fo:color="#00a933" fo:font-size="18pt"/>
    </style:style>
    <style:style style:name="P15" style:family="paragraph">
      <style:text-properties fo:color="#00a933"/>
    </style:style>
    <style:style style:name="P16" style:family="paragraph">
      <loext:graphic-properties draw:fill="none" draw:fill-color="#ffffff"/>
      <style:text-properties fo:color="#00a933"/>
    </style:style>
    <style:style style:name="P17" style:family="paragraph">
      <loext:graphic-properties draw:fill-color="#00a933"/>
      <style:paragraph-properties fo:text-align="center"/>
    </style:style>
    <style:style style:name="T1" style:family="text">
      <style:text-properties fo:font-size="13pt" style:font-size-asian="13pt" style:font-size-complex="13pt"/>
    </style:style>
    <style:style style:name="T2" style:family="text">
      <style:text-properties style:font-name="Liberation Sans1" style:font-name-asian="Liberation Sans1" style:font-name-complex="Liberation Sans1"/>
    </style:style>
    <style:style style:name="T3" style:family="text">
      <style:text-properties style:font-name="Liberation Sans" style:font-name-asian="Liberation Sans1" style:font-name-complex="Liberation Sans1"/>
    </style:style>
    <style:style style:name="T4" style:family="text">
      <style:text-properties fo:color="#00a933"/>
    </style:style>
    <style:style style:name="T5" style:family="text">
      <style:text-properties fo:color="#00a933" style:font-name="Liberation Sans1" style:font-name-asian="Liberation Sans1" style:font-name-complex="Liberation Sans1"/>
    </style:style>
    <style:style style:name="T6" style:family="text">
      <style:text-properties fo:color="#00a933" style:font-name="Liberation Sans"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path draw:style-name="gr1" draw:text-style-name="P1" draw:layer="layout" svg:width="16.634cm" svg:height="16.72cm" draw:transform="skewX (1.07142081125851E-016) rotate (-2.29598063099854) translate (28.5810061270271cm 6.76941251059801cm)" svg:viewBox="0 0 16635 16721" svg:d="M8497 15204c417-117 754 118 1132 217 359 94 746 215 1015 476 290 282 646 371 980 540 358 181 776 178 1163 252 426 82 858-15 1280-71 376-50 709-269 1024-469 311-197 563-477 793-765 289-363 486-779 622-1240 121-409 171-829 90-1239-91-468-99-950-195-1422-139-682-98-1391-40-2092 57-685 220-1348 91-2051-117-637-347-1269-809-1723-405-399-903-728-1472-885-415-115-849-236-1285-144-324 67-732 227-996 5-810-682-607-2023-1357-2802-466-483-572-1490-1275-1685-414-114-846-119-1271-93-470 28-944 114-1393 264-389 130-783 256-1154 428-278 129-551 256-821 415-278 164-524 374-825 480-459 163-797 484-1236 690-489 229-904 593-1302 966-294 277-459 657-560 1028-118 435-244 869-344 1306-102 449-235 859-329 1323-65 318 9 571 203 759 169 164 314 347 483 510 225 218 415 468 622 702 175 197 261 453 425 656 252 311 406 681 619 1015 167 261 341 518 483 792 308 596 458 1251 665 1882 95 287 270 565 538 712 297 163 643 229 939 388 355 192 714 381 1098 498 355 108 719 204 1098 215 329 9 640 152 969 174l268-49 100-28z">
          <text:p/>
        </draw:path>
        <draw:path draw:style-name="gr2" draw:text-style-name="P2" draw:layer="layout" svg:width="10.617cm" svg:height="4.303cm" draw:transform="rotate (-0.782780169519457) translate (12.4838909807223cm 2.38508859262674cm)" svg:viewBox="0 0 10618 4304" svg:d="M0 6c331-12 665-7 993 35 326 41 651 32 977 118 331 88 660 179 992 268 333 89 638 268 976 350 389 93 775 218 1142 383 368 165 731 339 1074 550 358 220 732 411 1091 632 269 164 550 333 861 399 299 65 547 241 810 384 227 123 414 291 611 448 208 166 472 238 661 432l199 133 215 150 16 16">
          <text:p/>
        </draw:path>
        <draw:path draw:style-name="gr2" draw:text-style-name="P2" draw:layer="layout" svg:width="18.098cm" svg:height="4.752cm" svg:x="7.821cm" svg:y="5.784cm" svg:viewBox="0 0 18099 4753" svg:d="M0 4753c287-92 580-180 843-328 283-160 589-216 843-421 240-193 483-380 772-516 316-148 595-373 914-515 304-136 630-219 936-351 271-117 562-44 843-70 303-29 595 74 890 117 324 48 657 50 983 23 317-26 609-187 913-281 395-122 797-204 1195-327 413-127 779-377 1170-562 385-182 776-356 1148-562 224-124 478-155 725-188 304-41 599-122 890-210 284-86 583-103 866-188 927-279 1878-57 2810-210 358-59 717-83 1077-118l281-46">
          <text:p/>
        </draw:path>
        <draw:path draw:style-name="gr2" draw:text-style-name="P2" draw:layer="layout" svg:width="10.459cm" svg:height="6.431cm" draw:transform="skewX (5.53727450805349E-017) rotate (-0.850848010347236) translate (19.317cm 1.569cm)" svg:viewBox="0 0 10460 6432" svg:d="M0 0c314 19 630 36 939 137 264 86 528 168 781 281 264 118 509 274 773 397 238 112 437 295 689 386 326 118 635 282 926 471 224 144 475 255 661 454 177 189 398 329 612 474 203 138 415 258 607 409 218 171 473 286 693 452 230 173 447 364 668 554 235 201 486 367 732 549 270 200 578 355 834 576 201 173 403 346 584 542 181 197 409 345 644 472l176 155 141 123">
          <text:p/>
        </draw:path>
        <draw:frame draw:style-name="gr3" draw:text-style-name="P4" draw:layer="layout" svg:width="4.318cm" svg:height="1.673cm" svg:x="8.636cm" svg:y="5.588cm">
          <draw:text-box>
            <text:p text:style-name="P3">Trivial phase</text:p>
          </draw:text-box>
        </draw:frame>
        <draw:frame draw:style-name="gr4" draw:text-style-name="P5" draw:layer="layout" svg:width="2.826cm" svg:height="0.963cm" svg:x="11.906cm" svg:y="10.721cm">
          <draw:text-box>
            <text:p text:style-name="P3">Phase 2</text:p>
          </draw:text-box>
        </draw:frame>
        <draw:frame draw:style-name="gr4" draw:text-style-name="P5" draw:layer="layout" svg:width="2.826cm" svg:height="0.963cm" svg:x="15.716cm" svg:y="3.81cm">
          <draw:text-box>
            <text:p text:style-name="P3">Phase 3</text:p>
          </draw:text-box>
        </draw:frame>
        <draw:frame draw:style-name="gr4" draw:text-style-name="P5" draw:layer="layout" svg:width="2.826cm" svg:height="0.963cm" svg:x="17.018cm" svg:y="9.574cm">
          <draw:text-box>
            <text:p text:style-name="P3">Phase 4</text:p>
          </draw:text-box>
        </draw:frame>
        <draw:frame draw:style-name="gr4" draw:text-style-name="P5" draw:layer="layout" svg:width="2.826cm" svg:height="0.963cm" svg:x="21.05cm" svg:y="3.556cm">
          <draw:text-box>
            <text:p text:style-name="P3">Phase 5</text:p>
          </draw:text-box>
        </draw:frame>
        <draw:frame draw:style-name="gr4" draw:text-style-name="P5" draw:layer="layout" svg:width="2.826cm" svg:height="0.963cm" svg:x="21.558cm" svg:y="7.366cm">
          <draw:text-box>
            <text:p text:style-name="P3">Phase 6</text:p>
          </draw:text-box>
        </draw:frame>
        <draw:line draw:style-name="gr5" draw:text-style-name="P2" draw:layer="layout" svg:x1="9.652cm" svg:y1="2.794cm" svg:x2="10.414cm" svg:y2="3.81cm">
          <text:p/>
        </draw:line>
        <draw:frame draw:style-name="gr6" draw:text-style-name="P4" draw:layer="layout" svg:width="6.096cm" svg:height="1.778cm" svg:x="6.384cm" svg:y="1.016cm">
          <draw:text-box>
            <text:p text:style-name="P3">All uniquely gapped groundstates</text:p>
          </draw:text-box>
        </draw:frame>
        <presentation:notes draw:style-name="dp2">
          <draw:page-thumbnail draw:style-name="gr7"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path draw:style-name="gr1" draw:text-style-name="P1" draw:layer="layout" svg:width="11.465cm" svg:height="11.511cm" draw:transform="skewX (-0.2462659574564) rotate (-2.42094620544133) translate (27.999467758231cm 9.90255968330136cm)" svg:viewBox="0 0 11466 11512" svg:d="M5856 10468c288-81 520 81 780 149 248 65 515 148 700 328 200 194 445 255 676 372 246 124 535 122 801 173 294 56 592-11 883-49 259-34 489-186 706-323 214-136 388-329 546-527 199-250 335-536 429-854 83-281 118-570 62-852-63-323-68-655-134-980-96-469-68-957-27-1440 39-472 151-928 62-1412-80-438-239-873-557-1187-279-274-622-500-1015-609-286-79-585-162-886-99-223 47-504 157-686 4-559-469-418-1393-935-1929-321-333-395-1026-879-1160-285-79-583-82-876-64-324 20-651 79-961 182-268 89-539 176-795 295-192 89-379 176-566 286-192 113-361 257-569 330-316 112-549 333-852 475-337 158-623 408-897 665-203 191-316 452-386 708-81 300-168 598-237 899-71 309-162 592-227 911-45 219 6 393 140 523 116 112 216 238 333 351 155 150 286 322 428 483 121 136 180 312 293 452 174 214 280 469 427 698 115 180 235 357 333 546 212 410 316 861 458 1295 65 198 186 389 371 491 205 112 443 157 647 267 245 132 492 262 757 342 245 75 496 141 757 148 226 7 441 105 667 120l186-34 69-19z">
          <text:p/>
        </draw:path>
        <draw:path draw:style-name="gr2" draw:text-style-name="P2" draw:layer="layout" svg:width="7.433cm" svg:height="2.917cm" draw:transform="skewX (0.247836753783195) rotate (-0.65886179262786) translate (15.4305565051704cm 7.23757564863724cm)" svg:viewBox="0 0 7434 2918" svg:d="M0 4c232-8 465-5 695 24 228 28 456 21 684 80 232 60 463 121 695 182 233 60 447 182 683 237 273 63 543 148 799 260 258 112 512 230 753 373 250 148 512 278 764 428 187 112 385 226 602 271 210 43 383 163 567 260 159 83 290 197 428 304 145 112 331 161 463 293l139 90 150 101 12 11">
          <text:p/>
        </draw:path>
        <draw:path draw:style-name="gr2" draw:text-style-name="P2" draw:layer="layout" svg:width="13.659cm" svg:height="2.888cm" svg:x="11.79cm" svg:y="9.304cm" svg:viewBox="0 0 13660 2889" svg:d="M0 2889c217-56 438-109 636-199 214-97 445-132 636-256 181-118 365-231 583-314 239-90 449-226 690-313 230-82 475-133 706-213 205-71 425-27 637-43 228-17 449 45 671 71 245 29 496 31 742 14 240-16 460-113 689-171 298-74 602-124 902-198 312-78 588-229 883-342 291-111 586-216 867-341 169-76 361-95 547-115 229-25 452-74 672-127 214-53 440-63 653-115 700-169 1418-34 2121-127 270-36 541-51 813-72l212-28">
          <text:p/>
        </draw:path>
        <draw:path draw:style-name="gr2" draw:text-style-name="P2" draw:layer="layout" svg:width="7.2cm" svg:height="4.436cm" draw:transform="skewX (0.2462659574564) rotate (-0.725533370054043) translate (20.7656171683047cm 6.74151772054179cm)" svg:viewBox="0 0 7201 4437" svg:d="M0 0c216 13 433 25 646 95 182 59 364 116 538 194 182 81 351 188 532 274 164 77 302 203 475 266 224 81 437 195 637 325 154 99 327 176 455 313 122 131 275 227 422 327 139 95 285 178 418 282 150 118 325 197 477 312 158 119 307 251 459 382 162 139 335 253 505 379 186 138 397 244 574 397 138 119 277 239 402 374s282 237 443 326l122 106 96 85">
          <text:p/>
        </draw:path>
        <draw:frame draw:style-name="gr8" draw:text-style-name="P8" draw:layer="layout" svg:width="3.371cm" svg:height="1.017cm" svg:x="12.427cm" svg:y="9.184cm">
          <draw:text-box>
            <text:p text:style-name="P7"><text:span text:style-name="T1">Trivial phase</text:span></text:p>
          </draw:text-box>
        </draw:frame>
        <draw:frame draw:style-name="gr9" draw:text-style-name="P9" draw:layer="layout" svg:width="2.207cm" svg:height="0.763cm" svg:x="14.979cm" svg:y="12.304cm">
          <draw:text-box>
            <text:p text:style-name="P7"><text:span text:style-name="T1">Phase 2</text:span></text:p>
          </draw:text-box>
        </draw:frame>
        <draw:frame draw:style-name="gr9" draw:text-style-name="P9" draw:layer="layout" svg:width="2.207cm" svg:height="0.763cm" svg:x="17.954cm" svg:y="8.103cm">
          <draw:text-box>
            <text:p text:style-name="P7"><text:span text:style-name="T1">Phase 3</text:span></text:p>
          </draw:text-box>
        </draw:frame>
        <draw:frame draw:style-name="gr9" draw:text-style-name="P9" draw:layer="layout" svg:width="2.206cm" svg:height="0.763cm" svg:x="18.971cm" svg:y="11.607cm">
          <draw:text-box>
            <text:p text:style-name="P7"><text:span text:style-name="T1">Phase 4</text:span></text:p>
          </draw:text-box>
        </draw:frame>
        <draw:frame draw:style-name="gr9" draw:text-style-name="P9" draw:layer="layout" svg:width="2.206cm" svg:height="0.763cm" svg:x="22.119cm" svg:y="7.949cm">
          <draw:text-box>
            <text:p text:style-name="P7"><text:span text:style-name="T1">Phase 5</text:span></text:p>
          </draw:text-box>
        </draw:frame>
        <draw:frame draw:style-name="gr9" draw:text-style-name="P9" draw:layer="layout" svg:width="2.207cm" svg:height="0.763cm" svg:x="22.515cm" svg:y="10.265cm">
          <draw:text-box>
            <text:p text:style-name="P7"><text:span text:style-name="T1">Phase 6</text:span></text:p>
          </draw:text-box>
        </draw:frame>
        <draw:line draw:style-name="gr5" draw:text-style-name="P2" draw:layer="layout" svg:x1="20.828cm" svg:y1="4.826cm" svg:x2="20.766cm" svg:y2="6.742cm">
          <text:p/>
        </draw:line>
        <draw:frame draw:style-name="gr10" draw:text-style-name="P8" draw:layer="layout" svg:width="4.759cm" svg:height="1.275cm" svg:x="19.625cm" svg:y="3.302cm">
          <draw:text-box>
            <text:p text:style-name="P7"><text:span text:style-name="T1">All uniquely gapped groundstates</text:span></text:p>
          </draw:text-box>
        </draw:frame>
        <draw:line draw:style-name="gr2" draw:text-style-name="P2" draw:layer="layout" svg:x1="11.79cm" svg:y1="12.193cm" svg:x2="3.048cm" svg:y2="7.62cm">
          <text:p/>
        </draw:line>
        <draw:line draw:style-name="gr2" draw:text-style-name="P2" draw:layer="layout" svg:x1="15.428cm" svg:y1="7.24cm" svg:x2="10.922cm" svg:y2="1.016cm">
          <text:p/>
        </draw:line>
        <draw:path draw:style-name="gr1" draw:text-style-name="P1" draw:layer="layout" svg:width="7.589cm" svg:height="10.262cm" draw:transform="rotate (2.48081099878474) translate (6.68318773267655cm 10.4386458742686cm)" svg:viewBox="0 0 7590 10263" svg:d="M4524 6c322-34 637 75 927 200 275 118 536 263 780 432 216 149 393 343 585 523 204 191 358 417 522 633 171 227 244 510 252 782 8 340-53 710-273 983-172 214-360 425-590 578-231 154-498 246-733 391-254 156-532 317-631 639-102 330-75 673-76 1009-1 361 26 719 14 1086-13 368 1 740-103 1088-76 254-209 507-419 682-239 199-490 387-740 575-262 196-547 363-819 548-266 181-618 112-863-41-224-141-402-360-543-586-141-225-291-451-489-628-212-191-427-382-647-565-271-227-494-520-610-861-113-335-60-685-21-1021 50-438 110-877 98-1323-8-319 30-656 185-944 149-277 367-513 607-708 235-192 421-421 658-602 291-222 202-607 346-891 154-302 405-544 618-807 202-250 482-430 773-570 213-103 370-292 583-395l246-102 257-51 140-50z">
          <text:p/>
        </draw:path>
        <draw:frame draw:style-name="gr11" draw:text-style-name="P10" draw:layer="layout" svg:width="5.588cm" svg:height="0.962cm" svg:x="4.318cm" svg:y="3.556cm">
          <draw:text-box>
            <text:p>Trivial phase</text:p>
          </draw:text-box>
        </draw:frame>
        <presentation:notes draw:style-name="dp2">
          <draw:page-thumbnail draw:style-name="gr7"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path draw:style-name="gr1" draw:text-style-name="P1" draw:layer="layout" svg:width="11.465cm" svg:height="11.511cm" draw:transform="skewX (-0.2462659574564) rotate (-2.42094620544133) translate (27.999467758231cm 9.90255968330136cm)" svg:viewBox="0 0 11466 11512" svg:d="M5856 10468c288-81 520 81 780 149 248 65 515 148 700 328 200 194 445 255 676 372 246 124 535 122 801 173 294 56 592-11 883-49 259-34 489-186 706-323 214-136 388-329 546-527 199-250 335-536 429-854 83-281 118-570 62-852-63-323-68-655-134-980-96-469-68-957-27-1440 39-472 151-928 62-1412-80-438-239-873-557-1187-279-274-622-500-1015-609-286-79-585-162-886-99-223 47-504 157-686 4-559-469-418-1393-935-1929-321-333-395-1026-879-1160-285-79-583-82-876-64-324 20-651 79-961 182-268 89-539 176-795 295-192 89-379 176-566 286-192 113-361 257-569 330-316 112-549 333-852 475-337 158-623 408-897 665-203 191-316 452-386 708-81 300-168 598-237 899-71 309-162 592-227 911-45 219 6 393 140 523 116 112 216 238 333 351 155 150 286 322 428 483 121 136 180 312 293 452 174 214 280 469 427 698 115 180 235 357 333 546 212 410 316 861 458 1295 65 198 186 389 371 491 205 112 443 157 647 267 245 132 492 262 757 342 245 75 496 141 757 148 226 7 441 105 667 120l186-34 69-19z">
          <text:p/>
        </draw:path>
        <draw:path draw:style-name="gr2" draw:text-style-name="P2" draw:layer="layout" svg:width="7.433cm" svg:height="2.917cm" draw:transform="skewX (0.247836753783195) rotate (-0.65886179262786) translate (15.4305565051704cm 7.23757564863724cm)" svg:viewBox="0 0 7434 2918" svg:d="M0 4c232-8 465-5 695 24 228 28 456 21 684 80 232 60 463 121 695 182 233 60 447 182 683 237 273 63 543 148 799 260 258 112 512 230 753 373 250 148 512 278 764 428 187 112 385 226 602 271 210 43 383 163 567 260 159 83 290 197 428 304 145 112 331 161 463 293l139 90 150 101 12 11">
          <text:p/>
        </draw:path>
        <draw:path draw:style-name="gr2" draw:text-style-name="P2" draw:layer="layout" svg:width="13.659cm" svg:height="2.888cm" svg:x="11.79cm" svg:y="9.304cm" svg:viewBox="0 0 13660 2889" svg:d="M0 2889c217-56 438-109 636-199 214-97 445-132 636-256 181-118 365-231 583-314 239-90 449-226 690-313 230-82 475-133 706-213 205-71 425-27 637-43 228-17 449 45 671 71 245 29 496 31 742 14 240-16 460-113 689-171 298-74 602-124 902-198 312-78 588-229 883-342 291-111 586-216 867-341 169-76 361-95 547-115 229-25 452-74 672-127 214-53 440-63 653-115 700-169 1418-34 2121-127 270-36 541-51 813-72l212-28">
          <text:p/>
        </draw:path>
        <draw:path draw:style-name="gr2" draw:text-style-name="P2" draw:layer="layout" svg:width="7.2cm" svg:height="4.436cm" draw:transform="skewX (0.2462659574564) rotate (-0.725533370054043) translate (20.7656171683047cm 6.74151772054179cm)" svg:viewBox="0 0 7201 4437" svg:d="M0 0c216 13 433 25 646 95 182 59 364 116 538 194 182 81 351 188 532 274 164 77 302 203 475 266 224 81 437 195 637 325 154 99 327 176 455 313 122 131 275 227 422 327 139 95 285 178 418 282 150 118 325 197 477 312 158 119 307 251 459 382 162 139 335 253 505 379 186 138 397 244 574 397 138 119 277 239 402 374s282 237 443 326l122 106 96 85">
          <text:p/>
        </draw:path>
        <draw:frame draw:style-name="gr8" draw:text-style-name="P8" draw:layer="layout" svg:width="3.371cm" svg:height="1.017cm" svg:x="12.427cm" svg:y="9.184cm">
          <draw:text-box>
            <text:p text:style-name="P7"><text:span text:style-name="T1">Trivial phase</text:span></text:p>
          </draw:text-box>
        </draw:frame>
        <draw:frame draw:style-name="gr9" draw:text-style-name="P9" draw:layer="layout" svg:width="2.207cm" svg:height="0.763cm" svg:x="14.979cm" svg:y="12.304cm">
          <draw:text-box>
            <text:p text:style-name="P7"><text:span text:style-name="T1">Phase 2</text:span></text:p>
          </draw:text-box>
        </draw:frame>
        <draw:frame draw:style-name="gr9" draw:text-style-name="P9" draw:layer="layout" svg:width="2.207cm" svg:height="0.763cm" svg:x="17.954cm" svg:y="8.103cm">
          <draw:text-box>
            <text:p text:style-name="P7"><text:span text:style-name="T1">Phase 3</text:span></text:p>
          </draw:text-box>
        </draw:frame>
        <draw:frame draw:style-name="gr9" draw:text-style-name="P9" draw:layer="layout" svg:width="2.206cm" svg:height="0.763cm" svg:x="18.971cm" svg:y="11.607cm">
          <draw:text-box>
            <text:p text:style-name="P7"><text:span text:style-name="T1">Phase 4</text:span></text:p>
          </draw:text-box>
        </draw:frame>
        <draw:frame draw:style-name="gr9" draw:text-style-name="P9" draw:layer="layout" svg:width="2.206cm" svg:height="0.763cm" svg:x="22.119cm" svg:y="7.949cm">
          <draw:text-box>
            <text:p text:style-name="P7"><text:span text:style-name="T1">Phase 5</text:span></text:p>
          </draw:text-box>
        </draw:frame>
        <draw:frame draw:style-name="gr9" draw:text-style-name="P9" draw:layer="layout" svg:width="2.207cm" svg:height="0.763cm" svg:x="22.515cm" svg:y="10.265cm">
          <draw:text-box>
            <text:p text:style-name="P7"><text:span text:style-name="T1">Phase 6</text:span></text:p>
          </draw:text-box>
        </draw:frame>
        <draw:line draw:style-name="gr5" draw:text-style-name="P2" draw:layer="layout" svg:x1="20.574cm" svg:y1="5.08cm" svg:x2="20.766cm" svg:y2="6.742cm">
          <text:p/>
        </draw:line>
        <draw:frame draw:style-name="gr10" draw:text-style-name="P8" draw:layer="layout" svg:width="4.759cm" svg:height="1.275cm" svg:x="19.371cm" svg:y="3.805cm">
          <draw:text-box>
            <text:p text:style-name="P7"><text:span text:style-name="T1">All uniquely gapped groundstates</text:span></text:p>
          </draw:text-box>
        </draw:frame>
        <draw:line draw:style-name="gr2" draw:text-style-name="P2" draw:layer="layout" svg:x1="11.79cm" svg:y1="12.193cm" svg:x2="3.048cm" svg:y2="7.62cm">
          <text:p/>
        </draw:line>
        <draw:line draw:style-name="gr2" draw:text-style-name="P2" draw:layer="layout" svg:x1="15.428cm" svg:y1="7.24cm" svg:x2="10.922cm" svg:y2="1.016cm">
          <text:p/>
        </draw:line>
        <draw:path draw:style-name="gr1" draw:text-style-name="P1" draw:layer="layout" svg:width="7.589cm" svg:height="10.262cm" draw:transform="rotate (2.48081099878474) translate (6.68318773267655cm 10.4386458742686cm)" svg:viewBox="0 0 7590 10263" svg:d="M4524 6c322-34 637 75 927 200 275 118 536 263 780 432 216 149 393 343 585 523 204 191 358 417 522 633 171 227 244 510 252 782 8 340-53 710-273 983-172 214-360 425-590 578-231 154-498 246-733 391-254 156-532 317-631 639-102 330-75 673-76 1009-1 361 26 719 14 1086-13 368 1 740-103 1088-76 254-209 507-419 682-239 199-490 387-740 575-262 196-547 363-819 548-266 181-618 112-863-41-224-141-402-360-543-586-141-225-291-451-489-628-212-191-427-382-647-565-271-227-494-520-610-861-113-335-60-685-21-1021 50-438 110-877 98-1323-8-319 30-656 185-944 149-277 367-513 607-708 235-192 421-421 658-602 291-222 202-607 346-891 154-302 405-544 618-807 202-250 482-430 773-570 213-103 370-292 583-395l246-102 257-51 140-50z">
          <text:p/>
        </draw:path>
        <draw:frame draw:style-name="gr11" draw:text-style-name="P4" draw:layer="layout" svg:width="5.842cm" svg:height="0.962cm" svg:x="3.302cm" svg:y="3.556cm">
          <draw:text-box>
            <text:p text:style-name="P3">SRE phase</text:p>
          </draw:text-box>
        </draw:frame>
        <draw:custom-shape draw:style-name="gr12" draw:text-style-name="P11" draw:layer="layout" svg:width="0.254cm" svg:height="0.254cm" svg:x="5.5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4" draw:layer="layout" svg:width="2.032cm" svg:height="0.962cm" svg:x="5.842cm" svg:y="5.642cm">
          <draw:text-box>
            <text:p text:style-name="P3">|<text:span text:style-name="T2">φ</text:span><text:span text:style-name="T3">&gt;</text:span></text:p>
          </draw:text-box>
        </draw:frame>
        <presentation:notes draw:style-name="dp1">
          <draw:page-thumbnail draw:style-name="gr7"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path draw:style-name="gr1" draw:text-style-name="P1" draw:layer="layout" svg:width="11.465cm" svg:height="11.511cm" draw:transform="skewX (-0.2462659574564) rotate (-2.42094620544133) translate (27.999467758231cm 9.90255968330136cm)" svg:viewBox="0 0 11466 11512" svg:d="M5856 10468c288-81 520 81 780 149 248 65 515 148 700 328 200 194 445 255 676 372 246 124 535 122 801 173 294 56 592-11 883-49 259-34 489-186 706-323 214-136 388-329 546-527 199-250 335-536 429-854 83-281 118-570 62-852-63-323-68-655-134-980-96-469-68-957-27-1440 39-472 151-928 62-1412-80-438-239-873-557-1187-279-274-622-500-1015-609-286-79-585-162-886-99-223 47-504 157-686 4-559-469-418-1393-935-1929-321-333-395-1026-879-1160-285-79-583-82-876-64-324 20-651 79-961 182-268 89-539 176-795 295-192 89-379 176-566 286-192 113-361 257-569 330-316 112-549 333-852 475-337 158-623 408-897 665-203 191-316 452-386 708-81 300-168 598-237 899-71 309-162 592-227 911-45 219 6 393 140 523 116 112 216 238 333 351 155 150 286 322 428 483 121 136 180 312 293 452 174 214 280 469 427 698 115 180 235 357 333 546 212 410 316 861 458 1295 65 198 186 389 371 491 205 112 443 157 647 267 245 132 492 262 757 342 245 75 496 141 757 148 226 7 441 105 667 120l186-34 69-19z">
          <text:p/>
        </draw:path>
        <draw:path draw:style-name="gr2" draw:text-style-name="P2" draw:layer="layout" svg:width="7.433cm" svg:height="2.917cm" draw:transform="skewX (0.247836753783195) rotate (-0.65886179262786) translate (15.4305565051704cm 7.23757564863724cm)" svg:viewBox="0 0 7434 2918" svg:d="M0 4c232-8 465-5 695 24 228 28 456 21 684 80 232 60 463 121 695 182 233 60 447 182 683 237 273 63 543 148 799 260 258 112 512 230 753 373 250 148 512 278 764 428 187 112 385 226 602 271 210 43 383 163 567 260 159 83 290 197 428 304 145 112 331 161 463 293l139 90 150 101 12 11">
          <text:p/>
        </draw:path>
        <draw:path draw:style-name="gr2" draw:text-style-name="P2" draw:layer="layout" svg:width="13.659cm" svg:height="2.888cm" svg:x="11.79cm" svg:y="9.304cm" svg:viewBox="0 0 13660 2889" svg:d="M0 2889c217-56 438-109 636-199 214-97 445-132 636-256 181-118 365-231 583-314 239-90 449-226 690-313 230-82 475-133 706-213 205-71 425-27 637-43 228-17 449 45 671 71 245 29 496 31 742 14 240-16 460-113 689-171 298-74 602-124 902-198 312-78 588-229 883-342 291-111 586-216 867-341 169-76 361-95 547-115 229-25 452-74 672-127 214-53 440-63 653-115 700-169 1418-34 2121-127 270-36 541-51 813-72l212-28">
          <text:p/>
        </draw:path>
        <draw:path draw:style-name="gr2" draw:text-style-name="P2" draw:layer="layout" svg:width="7.2cm" svg:height="4.436cm" draw:transform="skewX (0.2462659574564) rotate (-0.725533370054043) translate (20.7656171683047cm 6.74151772054179cm)" svg:viewBox="0 0 7201 4437" svg:d="M0 0c216 13 433 25 646 95 182 59 364 116 538 194 182 81 351 188 532 274 164 77 302 203 475 266 224 81 437 195 637 325 154 99 327 176 455 313 122 131 275 227 422 327 139 95 285 178 418 282 150 118 325 197 477 312 158 119 307 251 459 382 162 139 335 253 505 379 186 138 397 244 574 397 138 119 277 239 402 374s282 237 443 326l122 106 96 85">
          <text:p/>
        </draw:path>
        <draw:frame draw:style-name="gr8" draw:text-style-name="P8" draw:layer="layout" svg:width="3.371cm" svg:height="1.017cm" svg:x="12.427cm" svg:y="9.184cm">
          <draw:text-box>
            <text:p text:style-name="P7"><text:span text:style-name="T1">Trivial phase</text:span></text:p>
          </draw:text-box>
        </draw:frame>
        <draw:frame draw:style-name="gr9" draw:text-style-name="P9" draw:layer="layout" svg:width="2.207cm" svg:height="0.763cm" svg:x="14.979cm" svg:y="12.304cm">
          <draw:text-box>
            <text:p text:style-name="P7"><text:span text:style-name="T1">Phase 2</text:span></text:p>
          </draw:text-box>
        </draw:frame>
        <draw:frame draw:style-name="gr9" draw:text-style-name="P9" draw:layer="layout" svg:width="2.207cm" svg:height="0.763cm" svg:x="17.954cm" svg:y="8.103cm">
          <draw:text-box>
            <text:p text:style-name="P7"><text:span text:style-name="T1">Phase 3</text:span></text:p>
          </draw:text-box>
        </draw:frame>
        <draw:frame draw:style-name="gr9" draw:text-style-name="P9" draw:layer="layout" svg:width="2.206cm" svg:height="0.763cm" svg:x="18.971cm" svg:y="11.607cm">
          <draw:text-box>
            <text:p text:style-name="P7"><text:span text:style-name="T1">Phase 4</text:span></text:p>
          </draw:text-box>
        </draw:frame>
        <draw:frame draw:style-name="gr9" draw:text-style-name="P9" draw:layer="layout" svg:width="2.206cm" svg:height="0.763cm" svg:x="22.119cm" svg:y="7.949cm">
          <draw:text-box>
            <text:p text:style-name="P7"><text:span text:style-name="T1">Phase 5</text:span></text:p>
          </draw:text-box>
        </draw:frame>
        <draw:frame draw:style-name="gr9" draw:text-style-name="P9" draw:layer="layout" svg:width="2.207cm" svg:height="0.763cm" svg:x="22.515cm" svg:y="10.265cm">
          <draw:text-box>
            <text:p text:style-name="P7"><text:span text:style-name="T1">Phase 6</text:span></text:p>
          </draw:text-box>
        </draw:frame>
        <draw:line draw:style-name="gr5" draw:text-style-name="P2" draw:layer="layout" svg:x1="20.574cm" svg:y1="5.08cm" svg:x2="20.766cm" svg:y2="6.742cm">
          <text:p/>
        </draw:line>
        <draw:frame draw:style-name="gr10" draw:text-style-name="P8" draw:layer="layout" svg:width="4.759cm" svg:height="1.275cm" svg:x="19.371cm" svg:y="3.805cm">
          <draw:text-box>
            <text:p text:style-name="P7"><text:span text:style-name="T1">All uniquely gapped groundstates</text:span></text:p>
          </draw:text-box>
        </draw:frame>
        <draw:line draw:style-name="gr2" draw:text-style-name="P2" draw:layer="layout" svg:x1="11.79cm" svg:y1="12.193cm" svg:x2="3.048cm" svg:y2="7.62cm">
          <text:p/>
        </draw:line>
        <draw:line draw:style-name="gr2" draw:text-style-name="P2" draw:layer="layout" svg:x1="15.428cm" svg:y1="7.24cm" svg:x2="10.922cm" svg:y2="1.016cm">
          <text:p/>
        </draw:line>
        <draw:path draw:style-name="gr1" draw:text-style-name="P1" draw:layer="layout" svg:width="7.589cm" svg:height="10.262cm" draw:transform="rotate (2.48081099878474) translate (6.68318773267655cm 10.4386458742686cm)" svg:viewBox="0 0 7590 10263" svg:d="M4524 6c322-34 637 75 927 200 275 118 536 263 780 432 216 149 393 343 585 523 204 191 358 417 522 633 171 227 244 510 252 782 8 340-53 710-273 983-172 214-360 425-590 578-231 154-498 246-733 391-254 156-532 317-631 639-102 330-75 673-76 1009-1 361 26 719 14 1086-13 368 1 740-103 1088-76 254-209 507-419 682-239 199-490 387-740 575-262 196-547 363-819 548-266 181-618 112-863-41-224-141-402-360-543-586-141-225-291-451-489-628-212-191-427-382-647-565-271-227-494-520-610-861-113-335-60-685-21-1021 50-438 110-877 98-1323-8-319 30-656 185-944 149-277 367-513 607-708 235-192 421-421 658-602 291-222 202-607 346-891 154-302 405-544 618-807 202-250 482-430 773-570 213-103 370-292 583-395l246-102 257-51 140-50z">
          <text:p/>
        </draw:path>
        <draw:frame draw:style-name="gr13" draw:text-style-name="P4" draw:layer="layout" svg:width="3.81cm" svg:height="0.962cm" svg:x="2.286cm" svg:y="1.27cm">
          <draw:text-box>
            <text:p text:style-name="P3">SRE phase</text:p>
          </draw:text-box>
        </draw:frame>
        <draw:custom-shape draw:style-name="gr14" draw:text-style-name="P12" draw:layer="layout" svg:width="0.254cm" svg:height="0.254cm" svg:x="5.5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4" draw:layer="layout" svg:width="2.032cm" svg:height="0.962cm" svg:x="5.842cm" svg:y="5.642cm">
          <draw:text-box>
            <text:p text:style-name="P13"><text:span text:style-name="T4">|</text:span><text:span text:style-name="T5">φ</text:span><text:span text:style-name="T6">&gt;</text:span></text:p>
          </draw:text-box>
        </draw:frame>
        <draw:line draw:style-name="gr5" draw:text-style-name="P2" draw:layer="layout" svg:x1="4.318cm" svg:y1="2.232cm" svg:x2="4.064cm" svg:y2="3.048cm">
          <text:p/>
        </draw:line>
        <draw:path draw:style-name="gr15" draw:text-style-name="P1" draw:layer="layout" svg:width="3.225cm" svg:height="3.196cm" draw:transform="rotate (-2.07711634279845) translate (8.31784708935258cm 5.35206989575953cm)" svg:viewBox="0 0 3226 3197" svg:d="M912 2687c292-58 643 45 789 311 141 257 518 259 694 44 202-247 227-584 382-855 161-279 526-534 435-857-114-403-635-370-917-642-203-195-151-544-499-607-295-54-608-132-902-35-266 88-514 296-554 547-56 353-262 549-298 862-31 274-92 568 36 837 124 260 418 390 686 369l84 7z">
          <text:p/>
        </draw:path>
        <draw:path draw:style-name="gr15" draw:text-style-name="P1" draw:layer="layout" svg:width="3.397cm" svg:height="3.13cm" draw:transform="rotate (-2.12755635818109) translate (11.2986603594789cm 3.35833338440492cm)" svg:viewBox="0 0 3398 3131" svg:d="M1330 3131c254-15 531-12 753-165 248-172 212-505 373-730 164-228 524-77 611-435 75-306 286-563 327-893 39-312-241-562-542-517-272 40-718 198-821-123-142-443-557-237-745-89-212 167-415 348-602 541-187 194-368 392-519 626-155 240-236 552-83 797 145 234 284 483 512 646l407 78 203 149 194 46z">
          <text:p/>
        </draw:path>
        <draw:path draw:style-name="gr15" draw:text-style-name="P1" draw:layer="layout" svg:width="2.854cm" svg:height="2.138cm" draw:transform="rotate (-2.15984494934298) translate (5.24396743339758cm 4.212286252783cm)" svg:viewBox="0 0 2855 2139" svg:d="M413 1919c267-23 498 105 786 207 297 105 259-479 479-630 249-171 581-25 870-47 399-30 264-510 305-766 27-171-187-783-436-357-133 229-378 435-642 429-313-7-317-411-468-616-218-298-543-30-811 7-285 40-548 325-487 663 52 289-85 631 92 896l149 182 202 6z">
          <text:p/>
        </draw:path>
        <draw:line draw:style-name="gr16" draw:text-style-name="P2" draw:layer="layout" svg:x1="12.954cm" svg:y1="2.54cm" svg:x2="10.16cm" svg:y2="3.556cm">
          <text:p/>
        </draw:line>
        <draw:frame draw:style-name="gr11" draw:text-style-name="P16" draw:layer="layout" svg:width="4.826cm" svg:height="1.673cm" svg:x="13.208cm" svg:y="1.524cm">
          <draw:text-box>
            <text:p text:style-name="P15"><text:span text:style-name="T4">G-symmetric</text:span></text:p>
            <text:p text:style-name="P15"><text:span text:style-name="T4">states</text:span></text:p>
          </draw:text-box>
        </draw:frame>
        <presentation:notes draw:style-name="dp1">
          <draw:page-thumbnail draw:style-name="gr7"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path draw:style-name="gr1" draw:text-style-name="P1" draw:layer="layout" svg:width="11.465cm" svg:height="11.511cm" draw:transform="skewX (-0.2462659574564) rotate (-2.42094620544133) translate (27.999467758231cm 9.90255968330136cm)" svg:viewBox="0 0 11466 11512" svg:d="M5856 10468c288-81 520 81 780 149 248 65 515 148 700 328 200 194 445 255 676 372 246 124 535 122 801 173 294 56 592-11 883-49 259-34 489-186 706-323 214-136 388-329 546-527 199-250 335-536 429-854 83-281 118-570 62-852-63-323-68-655-134-980-96-469-68-957-27-1440 39-472 151-928 62-1412-80-438-239-873-557-1187-279-274-622-500-1015-609-286-79-585-162-886-99-223 47-504 157-686 4-559-469-418-1393-935-1929-321-333-395-1026-879-1160-285-79-583-82-876-64-324 20-651 79-961 182-268 89-539 176-795 295-192 89-379 176-566 286-192 113-361 257-569 330-316 112-549 333-852 475-337 158-623 408-897 665-203 191-316 452-386 708-81 300-168 598-237 899-71 309-162 592-227 911-45 219 6 393 140 523 116 112 216 238 333 351 155 150 286 322 428 483 121 136 180 312 293 452 174 214 280 469 427 698 115 180 235 357 333 546 212 410 316 861 458 1295 65 198 186 389 371 491 205 112 443 157 647 267 245 132 492 262 757 342 245 75 496 141 757 148 226 7 441 105 667 120l186-34 69-19z">
          <text:p/>
        </draw:path>
        <draw:path draw:style-name="gr2" draw:text-style-name="P2" draw:layer="layout" svg:width="7.433cm" svg:height="2.917cm" draw:transform="skewX (0.247836753783195) rotate (-0.65886179262786) translate (15.4305565051704cm 7.23757564863724cm)" svg:viewBox="0 0 7434 2918" svg:d="M0 4c232-8 465-5 695 24 228 28 456 21 684 80 232 60 463 121 695 182 233 60 447 182 683 237 273 63 543 148 799 260 258 112 512 230 753 373 250 148 512 278 764 428 187 112 385 226 602 271 210 43 383 163 567 260 159 83 290 197 428 304 145 112 331 161 463 293l139 90 150 101 12 11">
          <text:p/>
        </draw:path>
        <draw:path draw:style-name="gr2" draw:text-style-name="P2" draw:layer="layout" svg:width="13.659cm" svg:height="2.888cm" svg:x="11.79cm" svg:y="9.304cm" svg:viewBox="0 0 13660 2889" svg:d="M0 2889c217-56 438-109 636-199 214-97 445-132 636-256 181-118 365-231 583-314 239-90 449-226 690-313 230-82 475-133 706-213 205-71 425-27 637-43 228-17 449 45 671 71 245 29 496 31 742 14 240-16 460-113 689-171 298-74 602-124 902-198 312-78 588-229 883-342 291-111 586-216 867-341 169-76 361-95 547-115 229-25 452-74 672-127 214-53 440-63 653-115 700-169 1418-34 2121-127 270-36 541-51 813-72l212-28">
          <text:p/>
        </draw:path>
        <draw:path draw:style-name="gr2" draw:text-style-name="P2" draw:layer="layout" svg:width="7.2cm" svg:height="4.436cm" draw:transform="skewX (0.2462659574564) rotate (-0.725533370054043) translate (20.7656171683047cm 6.74151772054179cm)" svg:viewBox="0 0 7201 4437" svg:d="M0 0c216 13 433 25 646 95 182 59 364 116 538 194 182 81 351 188 532 274 164 77 302 203 475 266 224 81 437 195 637 325 154 99 327 176 455 313 122 131 275 227 422 327 139 95 285 178 418 282 150 118 325 197 477 312 158 119 307 251 459 382 162 139 335 253 505 379 186 138 397 244 574 397 138 119 277 239 402 374s282 237 443 326l122 106 96 85">
          <text:p/>
        </draw:path>
        <draw:frame draw:style-name="gr8" draw:text-style-name="P8" draw:layer="layout" svg:width="3.371cm" svg:height="1.017cm" svg:x="12.427cm" svg:y="9.184cm">
          <draw:text-box>
            <text:p text:style-name="P7"><text:span text:style-name="T1">Trivial phase</text:span></text:p>
          </draw:text-box>
        </draw:frame>
        <draw:frame draw:style-name="gr9" draw:text-style-name="P9" draw:layer="layout" svg:width="2.207cm" svg:height="0.763cm" svg:x="14.979cm" svg:y="12.304cm">
          <draw:text-box>
            <text:p text:style-name="P7"><text:span text:style-name="T1">Ph</text:span><text:span text:style-name="T1">as</text:span><text:span text:style-name="T1">e 2</text:span></text:p>
          </draw:text-box>
        </draw:frame>
        <draw:frame draw:style-name="gr9" draw:text-style-name="P9" draw:layer="layout" svg:width="2.207cm" svg:height="0.763cm" svg:x="17.954cm" svg:y="8.103cm">
          <draw:text-box>
            <text:p text:style-name="P7"><text:span text:style-name="T1">Phase 3</text:span></text:p>
          </draw:text-box>
        </draw:frame>
        <draw:frame draw:style-name="gr9" draw:text-style-name="P9" draw:layer="layout" svg:width="2.206cm" svg:height="0.763cm" svg:x="18.971cm" svg:y="11.607cm">
          <draw:text-box>
            <text:p text:style-name="P7"><text:span text:style-name="T1">Phase 4</text:span></text:p>
          </draw:text-box>
        </draw:frame>
        <draw:frame draw:style-name="gr9" draw:text-style-name="P9" draw:layer="layout" svg:width="2.206cm" svg:height="0.763cm" svg:x="22.119cm" svg:y="7.949cm">
          <draw:text-box>
            <text:p text:style-name="P7"><text:span text:style-name="T1">Phase </text:span><text:span text:style-name="T1">5</text:span></text:p>
          </draw:text-box>
        </draw:frame>
        <draw:frame draw:style-name="gr9" draw:text-style-name="P9" draw:layer="layout" svg:width="2.207cm" svg:height="0.763cm" svg:x="22.515cm" svg:y="10.265cm">
          <draw:text-box>
            <text:p text:style-name="P7"><text:span text:style-name="T1">P</text:span><text:span text:style-name="T1">h</text:span><text:span text:style-name="T1">a</text:span><text:span text:style-name="T1">s</text:span><text:span text:style-name="T1">e </text:span><text:span text:style-name="T1">6</text:span></text:p>
          </draw:text-box>
        </draw:frame>
        <draw:line draw:style-name="gr5" draw:text-style-name="P2" draw:layer="layout" svg:x1="20.574cm" svg:y1="5.08cm" svg:x2="20.766cm" svg:y2="6.742cm">
          <text:p/>
        </draw:line>
        <draw:frame draw:style-name="gr10" draw:text-style-name="P8" draw:layer="layout" svg:width="4.759cm" svg:height="1.275cm" svg:x="19.371cm" svg:y="3.805cm">
          <draw:text-box>
            <text:p text:style-name="P7"><text:span text:style-name="T1">All uniquely gapped </text:span><text:span text:style-name="T1">groundstates</text:span></text:p>
          </draw:text-box>
        </draw:frame>
        <draw:line draw:style-name="gr2" draw:text-style-name="P2" draw:layer="layout" svg:x1="11.79cm" svg:y1="12.193cm" svg:x2="3.048cm" svg:y2="7.62cm">
          <text:p/>
        </draw:line>
        <draw:line draw:style-name="gr2" draw:text-style-name="P2" draw:layer="layout" svg:x1="15.428cm" svg:y1="7.24cm" svg:x2="10.922cm" svg:y2="1.016cm">
          <text:p/>
        </draw:line>
        <draw:path draw:style-name="gr1" draw:text-style-name="P1" draw:layer="layout" svg:width="7.589cm" svg:height="10.262cm" draw:transform="rotate (2.48081099878474) translate (6.68318773267655cm 10.4386458742686cm)" svg:viewBox="0 0 7590 10263" svg:d="M4524 6c322-34 637 75 927 200 275 118 536 263 780 432 216 149 393 343 585 523 204 191 358 417 522 633 171 227 244 510 252 782 8 340-53 710-273 983-172 214-360 425-590 578-231 154-498 246-733 391-254 156-532 317-631 639-102 330-75 673-76 1009-1 361 26 719 14 1086-13 368 1 740-103 1088-76 254-209 507-419 682-239 199-490 387-740 575-262 196-547 363-819 548-266 181-618 112-863-41-224-141-402-360-543-586-141-225-291-451-489-628-212-191-427-382-647-565-271-227-494-520-610-861-113-335-60-685-21-1021 50-438 110-877 98-1323-8-319 30-656 185-944 149-277 367-513 607-708 235-192 421-421 658-602 291-222 202-607 346-891 154-302 405-544 618-807 202-250 482-430 773-570 213-103 370-292 583-395l246-102 257-51 140-50z">
          <text:p/>
        </draw:path>
        <draw:frame draw:style-name="gr13" draw:text-style-name="P4" draw:layer="layout" svg:width="3.81cm" svg:height="0.962cm" svg:x="2.286cm" svg:y="1.27cm">
          <draw:text-box>
            <text:p text:style-name="P3">SRE phase</text:p>
          </draw:text-box>
        </draw:frame>
        <draw:custom-shape draw:style-name="gr14" draw:text-style-name="P12" draw:layer="layout" svg:width="0.254cm" svg:height="0.254cm" svg:x="5.58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4" draw:layer="layout" svg:width="2.032cm" svg:height="0.962cm" svg:x="5.842cm" svg:y="5.642cm">
          <draw:text-box>
            <text:p text:style-name="P13"><text:span text:style-name="T4">|</text:span><text:span text:style-name="T5">φ</text:span><text:span text:style-name="T6">&gt;</text:span></text:p>
          </draw:text-box>
        </draw:frame>
        <draw:line draw:style-name="gr5" draw:text-style-name="P2" draw:layer="layout" svg:x1="4.318cm" svg:y1="2.232cm" svg:x2="4.064cm" svg:y2="3.048cm">
          <text:p/>
        </draw:line>
        <draw:path draw:style-name="gr15" draw:text-style-name="P1" draw:layer="layout" svg:width="3.225cm" svg:height="3.196cm" draw:transform="rotate (-2.07711634279845) translate (8.31784708935258cm 5.35206989575953cm)" svg:viewBox="0 0 3226 3197" svg:d="M912 2687c292-58 643 45 789 311 141 257 518 259 694 44 202-247 227-584 382-855 161-279 526-534 435-857-114-403-635-370-917-642-203-195-151-544-499-607-295-54-608-132-902-35-266 88-514 296-554 547-56 353-262 549-298 862-31 274-92 568 36 837 124 260 418 390 686 369l84 7z">
          <text:p/>
        </draw:path>
        <draw:path draw:style-name="gr15" draw:text-style-name="P1" draw:layer="layout" svg:width="3.397cm" svg:height="3.13cm" draw:transform="rotate (-2.12755635818109) translate (11.2986603594789cm 3.35833338440492cm)" svg:viewBox="0 0 3398 3131" svg:d="M1330 3131c254-15 531-12 753-165 248-172 212-505 373-730 164-228 524-77 611-435 75-306 286-563 327-893 39-312-241-562-542-517-272 40-718 198-821-123-142-443-557-237-745-89-212 167-415 348-602 541-187 194-368 392-519 626-155 240-236 552-83 797 145 234 284 483 512 646l407 78 203 149 194 46z">
          <text:p/>
        </draw:path>
        <draw:path draw:style-name="gr15" draw:text-style-name="P1" draw:layer="layout" svg:width="2.854cm" svg:height="2.138cm" draw:transform="rotate (-2.15984494934298) translate (5.24396743339758cm 4.212286252783cm)" svg:viewBox="0 0 2855 2139" svg:d="M413 1919c267-23 498 105 786 207 297 105 259-479 479-630 249-171 581-25 870-47 399-30 264-510 305-766 27-171-187-783-436-357-133 229-378 435-642 429-313-7-317-411-468-616-218-298-543-30-811 7-285 40-548 325-487 663 52 289-85 631 92 896l149 182 202 6z">
          <text:p/>
        </draw:path>
        <draw:line draw:style-name="gr16" draw:text-style-name="P2" draw:layer="layout" svg:x1="12.954cm" svg:y1="2.54cm" svg:x2="10.16cm" svg:y2="3.556cm">
          <text:p/>
        </draw:line>
        <draw:frame draw:style-name="gr11" draw:text-style-name="P16" draw:layer="layout" svg:width="4.826cm" svg:height="1.673cm" svg:x="13.208cm" svg:y="1.524cm">
          <draw:text-box>
            <text:p text:style-name="P15"><text:span text:style-name="T4">Nontri</text:span><text:span text:style-name="T4">vial</text:span></text:p>
            <text:p text:style-name="P15"><text:span text:style-name="T4">SPT </text:span><text:span text:style-name="T4">phase</text:span></text:p>
          </draw:text-box>
        </draw:frame>
        <draw:line draw:style-name="gr16" draw:text-style-name="P2" draw:layer="layout" svg:x1="2.794cm" svg:y1="9.398cm" svg:x2="5.842cm" svg:y2="6.096cm">
          <text:p/>
        </draw:line>
        <draw:frame draw:style-name="gr11" draw:text-style-name="P16" draw:layer="layout" svg:width="5.334cm" svg:height="1.673cm" svg:x="1.016cm" svg:y="9.652cm">
          <draw:text-box>
            <text:p text:style-name="P15"><text:span text:style-name="T4">G-</text:span><text:span text:style-name="T4">invari</text:span><text:span text:style-name="T4">ant </text:span><text:span text:style-name="T4">produ</text:span><text:span text:style-name="T4">ct </text:span><text:span text:style-name="T4">state</text:span></text:p>
          </draw:text-box>
        </draw:frame>
        <draw:custom-shape draw:style-name="gr17" draw:text-style-name="P17" draw:layer="layout" svg:width="0.254cm" svg:height="0.254cm" svg:x="8.89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2.794cm" svg:height="1.216cm" svg:x="8.89cm" svg:y="3.302cm">
          <draw:text-box>
            <text:p text:style-name="P15"><text:span text:style-name="T4">|</text:span><text:span text:style-name="T5">ψ</text:span><text:span text:style-name="T6">&gt;</text:span></text:p>
          </draw:text-box>
        </draw:frame>
        <presentation:notes draw:style-name="dp1">
          <draw:page-thumbnail draw:style-name="gr7"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4T16:31:28.953707570</meta:creation-date>
    <dc:date>2023-05-24T19:08:20.777582075</dc:date>
    <meta:editing-duration>PT4M38S</meta:editing-duration>
    <meta:editing-cycles>1</meta:editing-cycles>
    <meta:document-statistic meta:object-count="129"/>
    <meta:generator>LibreOffice/6.4.7.2$Linux_X86_64 LibreOffice_project/40$Build-2</meta:generator>
  </office:meta>
</office:document-meta>
</file>